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mfortaa" style:font-name-asian="Comfortaa1" style:font-name-complex="Comfortaa1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style:font-name="Comfortaa" style:font-name-asian="Comfortaa1" style:font-name-complex="Comfortaa1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qlxlwa9zvna2"/><text:span text:style-name="T1">Experiments and Results [Code , output , evaluation metrics]</text:span></text:p>
      <text:p text:style-name="Heading_20_2"><text:bookmark text:name="_nomcpv6woj9g"/><text:span text:style-name="T1">1)realtime chat app with authentication</text:span></text:p>
      <text:list xml:id="list986016735" text:style-name="WWNum2">
        <text:list-item>
          <text:p text:style-name="P2">jwt </text:p>
        </text:list-item>
        <text:list-item>
          <text:p text:style-name="P2">websockets</text:p>
        </text:list-item>
        <text:list-item>
          <text:p text:style-name="P3"/>
        </text:list-item>
      </text:list>
      <text:p text:style-name="Heading_20_2"><text:bookmark text:name="_jyglxfx7pv24"/><text:span text:style-name="T1">2)encryption implementation</text:span></text:p>
      <text:list xml:id="list3079838601" text:style-name="WWNum1">
        <text:list-item>
          <text:p text:style-name="P4">modp-diffie hellman : <text:a xlink:type="simple" xlink:href="https://github.com/Learning2Code75/ISM_Project_Sem6_VIT/blob/main/encryption-try1/modp-diffie-hellman/app.js" text:style-name="ListLabel_20_19" text:visited-style-name="ListLabel_20_19"><text:span text:style-name="T3">https://github.com/Learning2Code75/ISM_Project_Sem6_VIT/blob/main/encryption-try1/modp-diffie-hellman/app.js</text:span></text:a> </text:p>
        </text:list-item>
        <text:list-item>
          <text:p text:style-name="P4">ec - diffie hellman </text:p>
        </text:list-item>
        <text:list-item>
          <text:p text:style-name="P4">ec - diffie hellman + aes</text:p>
        </text:list-item>
        <text:list-item>
          <text:p text:style-name="P4">digital signature </text:p>
        </text:list-item>
      </text:list>
      <text:p text:style-name="Heading_20_2"><text:bookmark text:name="_f1ihloybq5ul"/><text:span text:style-name="T1">3)man in the middle</text:span></text:p>
      <text:p text:style-name="P1"/>
      <text:p text:style-name="Heading_20_1"><text:bookmark text:name="_dczwu6qvofoi"/><text:span text:style-name="T1">Methodology </text:span></text:p>
      <text:p text:style-name="Heading_20_2"><text:bookmark text:name="_uzk9fjyve5n2"/><text:span text:style-name="T1">stats of man in middle</text:span></text:p>
      <text:p text:style-name="Heading_20_2"><text:bookmark text:name="_3e9wjzl1gse1"/><text:span text:style-name="T1">propose XSS , NoSQL injection to get credentials of </text:span></text:p>
      <text:p text:style-name="Heading_20_1"><text:bookmark text:name="_6b4s4n9awu6n"/><text:span text:style-name="T1">Implementation</text:span></text:p>
      <text:p text:style-name="Heading_20_2"><text:bookmark text:name="_8pza9rohmsb"/><text:span text:style-name="T1">1)realtime chat app with authentication</text:span></text:p>
      <text:p text:style-name="Heading_20_2"><text:bookmark text:name="_qv69fa6b126b"/><text:span text:style-name="T1">2)encryption implementation with digital signature</text:span></text:p>
      <text:p text:style-name="Heading_20_2"><text:bookmark text:name="_4qxberehocsu"/><text:span text:style-name="T1">3)man in the midd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75" meta:character-count="575" meta:non-whitespace-character-count="518"/>
    <meta:generator>LibreOfficeDev/6.0.5.2$Linux_X86_64 LibreOffice_project/</meta:generator>
  </office:meta>
</office:document-meta>
</file>